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9c1ce" officeooo:paragraph-rsid="0019c1ce"/>
    </style:style>
    <style:style style:name="P2" style:family="paragraph" style:parent-style-name="Standard">
      <style:text-properties officeooo:rsid="001ae14f" officeooo:paragraph-rsid="001ae14f"/>
    </style:style>
    <style:style style:name="P3" style:family="paragraph" style:parent-style-name="Standard">
      <style:paragraph-properties fo:text-align="center" style:justify-single-word="false"/>
      <style:text-properties officeooo:rsid="001e94b4" officeooo:paragraph-rsid="001e94b4" fo:background-color="#ffff00"/>
    </style:style>
    <style:style style:name="P4" style:family="paragraph" style:parent-style-name="Standard">
      <style:text-properties officeooo:paragraph-rsid="0019c1ce"/>
    </style:style>
    <style:style style:name="P5" style:family="paragraph" style:parent-style-name="Standard">
      <style:text-properties officeooo:rsid="001f7355" officeooo:paragraph-rsid="001f7355"/>
    </style:style>
    <style:style style:name="P6" style:family="paragraph" style:parent-style-name="Standard">
      <style:text-properties officeooo:rsid="001f7355" officeooo:paragraph-rsid="001f7355"/>
    </style:style>
    <style:style style:name="P7" style:family="paragraph" style:parent-style-name="Standard">
      <style:text-properties officeooo:rsid="0019c1ce" officeooo:paragraph-rsid="0019c1ce"/>
    </style:style>
    <style:style style:name="T1" style:family="text">
      <style:text-properties officeooo:rsid="0019c1ce"/>
    </style:style>
    <style:style style:name="T2" style:family="text">
      <style:text-properties fo:background-color="#ffff00" loext:char-shading-value="0"/>
    </style:style>
    <style:style style:name="T3" style:family="text">
      <style:text-properties officeooo:rsid="001ae14f" fo:background-color="#ffff00" loext:char-shading-value="0"/>
    </style:style>
    <style:style style:name="T4" style:family="text">
      <style:text-properties officeooo:rsid="0019c1ce" fo:background-color="#ffff00" loext:char-shading-value="0"/>
    </style:style>
    <style:style style:name="T5" style:family="text">
      <style:text-properties officeooo:rsid="00206531" fo:background-color="#ffff00" loext:char-shading-value="0"/>
    </style:style>
    <style:style style:name="T6" style:family="text">
      <style:text-properties officeooo:rsid="00223001" fo:background-color="#ffff00" loext:char-shading-value="0"/>
    </style:style>
    <style:style style:name="T7" style:family="text">
      <style:text-properties officeooo:rsid="0023cb57" fo:background-color="#ffff00" loext:char-shading-value="0"/>
    </style:style>
    <style:style style:name="T8" style:family="text">
      <style:text-properties officeooo:rsid="00264f92" fo:background-color="#ffff00" loext:char-shading-value="0"/>
    </style:style>
    <style:style style:name="T9" style:family="text">
      <style:text-properties officeooo:rsid="0027b1dc" fo:background-color="#ffff00" loext:char-shading-value="0"/>
    </style:style>
    <style:style style:name="T10" style:family="text">
      <style:text-properties officeooo:rsid="002ace21" fo:background-color="#ffff00" loext:char-shading-value="0"/>
    </style:style>
    <style:style style:name="T11" style:family="text">
      <style:text-properties officeooo:rsid="002be74b" fo:background-color="#ffff00" loext:char-shading-value="0"/>
    </style:style>
    <style:style style:name="T12" style:family="text">
      <style:text-properties fo:background-color="#ffff00" loext:char-shading-value="0"/>
    </style:style>
    <style:style style:name="T13" style:family="text">
      <style:text-properties officeooo:rsid="002e3e65" fo:background-color="#ffff00" loext:char-shading-value="0"/>
    </style:style>
    <style:style style:name="T14" style:family="text">
      <style:text-properties officeooo:rsid="002f67d9" fo:background-color="#ffff00" loext:char-shading-value="0"/>
    </style:style>
    <style:style style:name="T15" style:family="text">
      <style:text-properties officeooo:rsid="002f67d9" fo:background-color="#ffff00" loext:char-shading-value="0"/>
    </style:style>
    <style:style style:name="T16" style:family="text">
      <style:text-properties officeooo:rsid="001ae14f"/>
    </style:style>
    <style:style style:name="T17" style:family="text">
      <style:text-properties officeooo:rsid="001e94b4"/>
    </style:style>
    <style:style style:name="T18" style:family="text">
      <style:text-properties officeooo:rsid="001f7355"/>
    </style:style>
    <style:style style:name="T19" style:family="text">
      <style:text-properties officeooo:rsid="00206531"/>
    </style:style>
    <style:style style:name="T20" style:family="text">
      <style:text-properties officeooo:rsid="00223001"/>
    </style:style>
    <style:style style:name="T21" style:family="text">
      <style:text-properties officeooo:rsid="0023cb57"/>
    </style:style>
    <style:style style:name="T22" style:family="text">
      <style:text-properties officeooo:rsid="00247e2f"/>
    </style:style>
    <style:style style:name="T23" style:family="text">
      <style:text-properties officeooo:rsid="00264f92"/>
    </style:style>
    <style:style style:name="T24" style:family="text">
      <style:text-properties officeooo:rsid="0027b1dc"/>
    </style:style>
    <style:style style:name="T25" style:family="text">
      <style:text-properties officeooo:rsid="0028ed04"/>
    </style:style>
    <style:style style:name="T26" style:family="text">
      <style:text-properties officeooo:rsid="002ace21"/>
    </style:style>
    <style:style style:name="T27" style:family="text">
      <style:text-properties officeooo:rsid="002be74b"/>
    </style:style>
    <style:style style:name="T28" style:family="text">
      <style:text-properties officeooo:rsid="002e3e65"/>
    </style:style>
    <style:style style:name="T29" style:family="text">
      <style:text-properties officeooo:rsid="002f67d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(De 2 espaços entre cada conteúdo, <text:span text:style-name="T17">retirei a formatação automatica que esta em ‘Ferramentas, verificação ortográfica automatica’</text:span>)</text:p>
      <text:p text:style-name="P2"/>
      <text:p text:style-name="P3">Widgets Flutter</text:p>
      <text:p text:style-name="P2"/>
      <text:p text:style-name="P4"><text:span text:style-name="T4">* SafeArea</text:span><text:span text:style-name="T1"> → <text:s/>Ele tem um MediaQuery para ver a dimensão da tela e a combina com a estrutura. Posso espeficicar quais dimensões eu prefiro (top: true, bottom: true, left: false, right: true). È muito bom envolver um Container ou um Scaffold com ele.</text:span></text:p>
      <text:p text:style-name="P5">Ele deixa a area que contem o icone de bateria, rede etc.. seguro impedindo que o container ou scaffold invada esse espaço com widgets ou texto.</text:p>
      <text:p text:style-name="P1"/>
      <text:p text:style-name="P1"><text:span text:style-name="T2">* </text:span><text:span text:style-name="T3">Expanded</text:span><text:span text:style-name="T16"> → </text:span><text:span text:style-name="T18">Imagine uma Row com 3 container dentro, esses container forma um quadrado cada um e entre eles tem um espaço, imagine que eu quero o quadrado do meio pegue todos os espaçamento ao lado e deixe ele maior que os outros, eu utilizo o expanded.</text:span></text:p>
      <text:p text:style-name="P5">Utilizamos o ‘flex’ para definir o tamanho da expanção que queremos quando a mais de um expanded.</text:p>
      <text:p text:style-name="P5"/>
      <text:p text:style-name="P5"><text:span text:style-name="T2">* Wrap</text:span> → Imagine que fiz uma Row com vários Container e eles criam vários quadrados, quando chegar na borda da tela vai dar um erro, usando o Wrap ele distribui os filhos um de cada vez com isso quando ele chega na borda da tela ele passa para a linha debaixo, assim ele não da erro. Com isso podemos usar o ‘direction’ para determinar para qual linha ele vai pular, (muito bom para botões).</text:p>
      <text:p text:style-name="P5"/>
      <text:p text:style-name="P5"><text:span text:style-name="T2">* </text:span><text:span text:style-name="T5">AnimatedContainer </text:span><text:span text:style-name="T19">→ Podemos animar um Container com colors, border, borderRadius, Background images, shadows, gradients, shape, padding, width, height, alignment, transform etc.. para isso basta apenas eu colocar a ‘duration’ pois é parametro obrigatório e tambem podemos espeficiar o ‘curve’ para personalizar o efeito.</text:span></text:p>
      <text:p text:style-name="P5"/>
      <text:p text:style-name="P5"><text:span text:style-name="T2">* </text:span><text:span text:style-name="T6">Opacity</text:span><text:span text:style-name="T20"> → Imagine que queremos sumir com o Widget (exemplo um botão) porém queremos que ele continue ali, usamos o opacity para escondelo[0.0] e apresenta-lo[1.0].</text:span></text:p>
      <text:p text:style-name="P5"/>
      <text:p text:style-name="P5"><text:span text:style-name="T2">* </text:span><text:span text:style-name="T6">AnimatedOpacity</text:span><text:span text:style-name="T20"> → Para podermos animar um Opacity em transição (exemplo uma tela, uma imagem) colocamos o AnimatedOpacity e a duração e a opacidade <text:s/>(defina a opacidade em um setState ou initState).</text:span></text:p>
      <text:p text:style-name="P5"/>
      <text:p text:style-name="P5"><text:span text:style-name="T2">* </text:span><text:span text:style-name="T7">FutureBuilder</text:span><text:span text:style-name="T21"> → Flutter e Dart são assicronos por natureza, com isso não nos preocupamos com Threads ou deadlocks (porém podemos usar o ‘compute’ para manipular uma Thread), <text:s/></text:span><text:span text:style-name="T22">ele carrega os dados de uma api por tras dos panos até que carregue tudo e seja possível apresenta-la por isso ‘Dados Futuros’, um ‘future’ sempre sera a url.get que pegaremos os dados e o builder é a contrução da pagina pegando o snapshopt.data, sempre coloque uma CircularProgressIndicator pois é um widget adequado para se quando aguarda os dados, e sempre trate os erros com o snapshot.hasErros.</text:span></text:p>
      <text:p text:style-name="P5"/>
      <text:p text:style-name="P5"><text:span text:style-name="T8">* FadeTransition </text:span><text:span text:style-name="T23">→ Permite que um Widget apareça e desapareça conforme queremos, para usa-lo precisamos definir um ‘final controller = AnimationController (vsync this, duration: Duration(seconds: 2)’ e depois criamos a animação com o Tween ‘final animation = Tween(begin: 0.0, end 1.0).animate(controller) e depois dentro de um container ou algo do tipo inicializamos a animação com o ‘controller.forward();’ Obs: coloque dentro de um statefull e lembre-se sempre de colocar um Dispose() para finaliza-lo.</text:span></text:p>
      <text:p text:style-name="P5"/>
      <text:p text:style-name="P5"><text:span text:style-name="T2">* </text:span><text:span text:style-name="T8">FloatingActionButton(FAB) </text:span><text:span text:style-name="T23">→ para usa-lo coloque ‘floatingActionButton:’, imagine que nós temos um bottonNavigatorBar com a cor roxa, e queremos que o FloatingActionButton fique sobre </text:span><text:soft-page-break/><text:span text:style-name="T23">ela, porém a cor roxa vai fazer a curva no FAB deixando um bonito efeito. Para isso usamos o ‘floatingActionButton’, ‘bottomNavigationBar’ e ‘floatingActionbuttonLocation: FloatingActionButtonLocation.endDocked’.</text:span></text:p>
      <text:p text:style-name="P5"/>
      <text:p text:style-name="P5"><text:span text:style-name="T2">* </text:span><text:span text:style-name="T9">PageView </text:span><text:span text:style-name="T24">→ </text:span><text:span text:style-name="T25">Inicialmente precisamos criar um pagecontroller para gerenciar a detecção do deslize da tela e fazer a animação e colocamos o ‘iniitalPage: 1’ para escolher qual pagina começar depois utilize um children para crirar as paginas ‘MyPage1Widget()’ como eu fiz no tabBar , podemos ainda colocar um scrollDirection, com isso podemos criar varias telas e quando usuario arrastar para o lado ele vai acessando elas.</text:span></text:p>
      <text:p text:style-name="P5"/>
      <text:p text:style-name="P5"><text:span text:style-name="T2">* </text:span><text:span text:style-name="T10">Table </text:span><text:span text:style-name="T26">→ imagine que queremos ter varias tabelas, porém não queremos inserir uma barra de rolagem e queremos que as tabelas apresente na tela e se adequem ao espaço, utilizamos o Table, criamos as telas como o PageView acima ou como o projeto do TabBar que fiz e configuro com o table</text:span></text:p>
      <text:p text:style-name="P1"/>
      <text:p text:style-name="P1"><text:span text:style-name="T2">* </text:span><text:span text:style-name="T11">SilverAppBar</text:span><text:span text:style-name="T27"> → Quando queremos que tenha uma imagem de cabeçalho ou um menu no cabeçalho e ao rolar para cima ele vai sumindo, nós fazemos isso com o SilverAppBar, utilizando ele junto de um CustomScrollView, podemos combina-lo tambem com o flexibleSpace para não dar aqueles erros do widget estar saindo pra fora da tela</text:span></text:p>
      <text:p text:style-name="P1"/>
      <text:p text:style-name="P1"><text:span text:style-name="T2">* </text:span><text:span text:style-name="T11">SilverList </text:span><text:span text:style-name="T27">→ Os widgets que vão sumindo ele vai tirando da memória(não são materializados)</text:span></text:p>
      <text:p text:style-name="P1"/>
      <text:p text:style-name="P1"><text:span text:style-name="T2">* </text:span><text:span text:style-name="T11">SilverGrid </text:span><text:span text:style-name="T27">→ è combinado com o SilverList porém aqui ele vai delegar quantos itens tera na lista</text:span></text:p>
      <text:p text:style-name="P1"/>
      <text:p text:style-name="P1"><text:span text:style-name="T12">*</text:span><text:span text:style-name="T13">FadeInImage →</text:span><text:span text:style-name="T28"> <text:s/>Imagine que queremos inserir uma imagem enquanto esperamos o download de algo, com fadeInImage da para fazer isso (caso eu queira apenas uma imagen transparente, de uma olhada no package transparent_image.dart), </text:span><text:span text:style-name="T29">o FadeInImage pode subistituir o ProgressIndicator.</text:span></text:p>
      <text:p text:style-name="P1"/>
      <text:p text:style-name="P1"><text:span text:style-name="T12">*</text:span><text:span text:style-name="T15">StreamBuilder →</text:span><text:span text:style-name="T29"> Diferente do FutureBuilder que chamamos algo e logo encerramos, o streamBuilder deixa algo ligado, como se fosse uma stream da twitch</text:span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6-11T16:35:02.884840454</meta:creation-date>
    <dc:date>2021-06-28T21:37:16.655054646</dc:date>
    <meta:editing-duration>PT2H57M6S</meta:editing-duration>
    <meta:editing-cycles>12</meta:editing-cycles>
    <meta:generator>LibreOffice/7.0.6.2$Linux_X86_64 LibreOffice_project/00$Build-2</meta:generator>
    <meta:document-statistic meta:table-count="0" meta:image-count="0" meta:object-count="0" meta:page-count="2" meta:paragraph-count="20" meta:word-count="816" meta:character-count="5090" meta:non-whitespace-character-count="4290"/>
  </office:meta>
</office:document-meta>
</file>